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text-properties fo:font-size="24pt" style:font-size-asian="24pt" style:font-size-complex="24pt" fo:language="en" fo:country="IN"/>
    </style:style>
    <style:style style:name="P4" style:parent-style-name="Normal" style:family="paragraph">
      <style:text-properties fo:language="en" fo:country="IN"/>
    </style:style>
    <style:style style:name="TableColumn6" style:family="table-column">
      <style:table-column-properties style:column-width="1.7687in"/>
    </style:style>
    <style:style style:name="TableColumn7" style:family="table-column">
      <style:table-column-properties style:column-width="5.1493in"/>
    </style:style>
    <style:style style:name="Table5" style:family="table">
      <style:table-properties style:width="6.918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text-properties fo:font-weight="bold" style:font-weight-asian="bold" fo:language="en" fo:country="IN"/>
    </style:style>
    <style:style style:name="P11" style:parent-style-name="Normal" style:family="paragraph">
      <style:text-properties fo:language="en" fo:country="IN"/>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style:text-properties fo:font-weight="bold" style:font-weight-asian="bold" fo:language="en" fo:country="IN"/>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text-properties fo:language="en" fo:country="IN"/>
    </style:style>
    <style:style style:name="P17" style:parent-style-name="Normal" style:family="paragraph">
      <style:text-properties fo:language="en" fo:country="IN"/>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text-properties fo:language="en" fo:country="IN"/>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fo:language="en" fo:country="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language="en" fo:country="IN"/>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language="en" fo:country="IN"/>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text-properties fo:language="en" fo:country="IN"/>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text-properties fo:language="en" fo:country="IN"/>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text-properties fo:language="en" fo:country="IN"/>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text-properties fo:language="en" fo:country="I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text-properties fo:language="en" fo:country="IN"/>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fo:language="en" fo:country="I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fo:language="en" fo:country="IN"/>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text-properties fo:language="en" fo:country="I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text-properties fo:language="en" fo:country="IN"/>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fo:language="en" fo:country="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fo:language="en" fo:country="IN"/>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fo:language="en" fo:country="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text-properties fo:language="en" fo:country="IN"/>
    </style:style>
    <style:style style:name="P60" style:parent-style-name="Normal" style:family="paragraph">
      <style:text-properties fo:language="en" fo:country="IN"/>
    </style:style>
  </office:automatic-styles>
  <office:body>
    <office:text text:use-soft-page-breaks="true">
      <text:h text:style-name="P1" text:outline-level="1">Glossary</text:h>
      <text:p text:style-name="P4"/>
      <table:table table:style-name="Table5">
        <table:table-columns>
          <table:table-column table:style-name="TableColumn6"/>
          <table:table-column table:style-name="TableColumn7"/>
        </table:table-columns>
        <table:table-row table:style-name="TableRow8">
          <table:table-cell table:style-name="TableCell9">
            <text:p text:style-name="P10">Words and Acronyms</text:p>
            <text:p text:style-name="P11"/>
          </table:table-cell>
          <table:table-cell table:style-name="TableCell12">
            <text:p text:style-name="P13">Definition and Information</text:p>
          </table:table-cell>
        </table:table-row>
        <table:table-row table:style-name="TableRow14">
          <table:table-cell table:style-name="TableCell15">
            <text:p text:style-name="P16">Stakeholder</text:p>
            <text:p text:style-name="P17"/>
          </table:table-cell>
          <table:table-cell table:style-name="TableCell18">
            <text:p text:style-name="P19">Employees, vendors, managements, developers, beneficiaries</text:p>
          </table:table-cell>
        </table:table-row>
        <table:table-row table:style-name="TableRow20">
          <table:table-cell table:style-name="TableCell21">
            <text:p text:style-name="P22">Employee</text:p>
          </table:table-cell>
          <table:table-cell table:style-name="TableCell23">
            <text:p text:style-name="P24">Any employee who is not within the defined managers of the employee benefit system</text:p>
          </table:table-cell>
        </table:table-row>
        <table:table-row table:style-name="TableRow25">
          <table:table-cell table:style-name="TableCell26">
            <text:p text:style-name="P27">Managers</text:p>
          </table:table-cell>
          <table:table-cell table:style-name="TableCell28">
            <text:p text:style-name="P29">A set of individuals assigned by the organization that can view sensitive and confidential data of the employees such as social security date of birth, address and more. They also have the capability to view financial data, such as costs, account payable, receivable, and payroll data related to the benefit deductions, in addition to the capability of running specific managerial reports within the software</text:p>
          </table:table-cell>
        </table:table-row>
        <table:table-row table:style-name="TableRow30">
          <table:table-cell table:style-name="TableCell31">
            <text:p text:style-name="P32">Administrator</text:p>
          </table:table-cell>
          <table:table-cell table:style-name="TableCell33">
            <text:p text:style-name="P34">An employee who has to first define and create access to the employee in the system, and assign groups,<text:s/>roles, and capabilities in the system. Someone who can grant and revoke access to the system in general</text:p>
          </table:table-cell>
        </table:table-row>
        <table:table-row table:style-name="TableRow35">
          <table:table-cell table:style-name="TableCell36">
            <text:p text:style-name="P37">Vendors and Providers</text:p>
          </table:table-cell>
          <table:table-cell table:style-name="TableCell38">
            <text:p text:style-name="P39">The insurance or benefit provider that extends the coverage or service to the employee, such as Fidelity for 401K, Blue Cross for health, VSP for vision and more</text:p>
          </table:table-cell>
        </table:table-row>
        <table:table-row table:style-name="TableRow40">
          <table:table-cell table:style-name="TableCell41">
            <text:p text:style-name="P42">EDI</text:p>
          </table:table-cell>
          <table:table-cell table:style-name="TableCell43">
            <text:p text:style-name="P44">Data Transfer protocol that is agreed upon business to facilitate the communication between 2 external system, so that can understand and parse the data that they are exchanging</text:p>
          </table:table-cell>
        </table:table-row>
        <table:table-row table:style-name="TableRow45">
          <table:table-cell table:style-name="TableCell46">
            <text:p text:style-name="P47">Open<text:s/>Enrolment</text:p>
          </table:table-cell>
          <table:table-cell table:style-name="TableCell48">
            <text:p text:style-name="P49">Usually, organization only allow their employees to modify, or re-select their benefits within a<text:s/>window<text:s/>of the year, such as from May 1st to May 15th, so if the employee does not make election during that window then they have to wait until the next year</text:p>
          </table:table-cell>
        </table:table-row>
        <table:table-row table:style-name="TableRow50">
          <table:table-cell table:style-name="TableCell51">
            <text:p text:style-name="P52">Qualified Life Event</text:p>
          </table:table-cell>
          <table:table-cell table:style-name="TableCell53">
            <text:p text:style-name="P54">If the employee had event that qualifies her/him to make a new benefit outside of the deadline of the Open Enrolment, such as a new born baby, marriage, divorce, or gaining an election through the spouse’s work benefit system</text:p>
          </table:table-cell>
        </table:table-row>
        <table:table-row table:style-name="TableRow55">
          <table:table-cell table:style-name="TableCell56">
            <text:p text:style-name="P57">Payroll Deduction</text:p>
          </table:table-cell>
          <table:table-cell table:style-name="TableCell58">
            <text:p text:style-name="P59">The amount of the deduction that is taken out the employee’s payroll to account for the employee’s share in paying for the benefits that they choose</text:p>
          </table:table-cell>
        </table:table-row>
      </table:table>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office:automatic-styles>
  <office:master-styles>
    <style:master-page style:name="MP0" style:page-layout-name="PL0">
      <style:header>
        <text:p text:style-name="P2">Inception Phase Artifacts – Employee benefit Management System<text:tab/>CPSC 462</text:p>
        <text:p text:style-name="P3">Team Members: Anas Elhadidy, Eizat Mushtaq, Faisal Khan, Milan Ghor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izat Mushtaq</dc:creator>
    <meta:creation-date>2018-09-27T21:49:00Z</meta:creation-date>
    <dc:date>2018-09-29T03:10:00Z</dc:date>
    <meta:template xlink:href="Normal" xlink:type="simple"/>
    <meta:editing-cycles>2</meta:editing-cycles>
    <meta:editing-duration>PT3240S</meta:editing-duration>
    <meta:document-statistic meta:page-count="1" meta:paragraph-count="3" meta:word-count="286" meta:character-count="1919" meta:row-count="13" meta:non-whitespace-character-count="1636"/>
  </office:meta>
</office:document-meta>
</file>